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3438in" fo:margin-left="0in" fo:margin-top="0in" fo:margin-bottom="0in" table:align="left" style:writing-mode="lr-tb"/>
    </style:style>
    <style:style style:name="Table1.A" style:family="table-column">
      <style:table-column-properties style:column-width="2.5417in"/>
    </style:style>
    <style:style style:name="Table1.B" style:family="table-column">
      <style:table-column-properties style:column-width="3.8014in"/>
    </style:style>
    <style:style style:name="Table1.1" style:family="table-row">
      <style:table-row-properties style:min-row-height="0.4271in" fo:keep-together="auto"/>
    </style:style>
    <style:style style:name="Table1.A1" style:family="table-cell">
      <style:table-cell-properties style:vertical-align="middle" fo:padding="0.1111in" fo:border="none"/>
    </style:style>
    <style:style style:name="Table1.2" style:family="table-row">
      <style:table-row-properties style:min-row-height="0.9167in" fo:keep-together="auto"/>
    </style:style>
    <style:style style:name="Table1.A2" style:family="table-cell">
      <style:table-cell-properties style:vertical-align="middle" fo:padding-left="0.1111in" fo:padding-right="0.1111in" fo:padding-top="0.1528in" fo:padding-bottom="0.1528in" fo:border="none"/>
    </style:style>
    <style:style style:name="Table1.4" style:family="table-row">
      <style:table-row-properties style:min-row-height="0.7083in"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202124" fo:font-size="12pt" fo:font-weight="bold" style:font-size-asian="12pt" style:font-weight-asian="bold" style:font-size-complex="12pt" fo:background-color="#ffffff"/>
    </style:style>
    <style:style style:name="P3" style:family="paragraph" style:parent-style-name="Standard">
      <style:text-properties fo:color="#202124" fo:font-size="12pt" style:font-size-asian="12pt" style:font-size-complex="12pt" fo:background-color="#ffffff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break-before="page"/>
      <style:text-properties fo:color="#202124" fo:font-size="12pt" style:font-size-asian="12pt" style:font-size-complex="12pt" fo:background-color="#ffffff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202124" fo:font-size="12pt" style:font-size-asian="12pt" style:font-size-complex="12pt" fo:background-color="#ffffff"/>
    </style:style>
    <style:style style:name="P15" style:family="paragraph" style:parent-style-name="Standard">
      <style:paragraph-properties fo:margin-top="0.0555in" fo:margin-bottom="0.0555in" loext:contextual-spacing="false" fo:line-height="156%" fo:orphans="0" fo:widows="0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4">
      <style:paragraph-properties fo:margin-top="0.2638in" fo:margin-bottom="0.2638in" loext:contextual-spacing="false" fo:line-height="100%"/>
    </style:style>
    <style:style style:name="P18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ff0000"/>
    </style:style>
    <style:style style:name="T3" style:family="text">
      <style:text-properties fo:color="#ff0000"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202124" fo:font-size="12pt" fo:font-weight="bold" style:font-size-asian="12pt" style:font-weight-asian="bold" style:font-size-complex="12pt" fo:background-color="#ffffff"/>
    </style:style>
    <style:style style:name="T8" style:family="text">
      <style:text-properties fo:color="#202124" fo:font-size="12pt" style:font-size-asian="12pt" style:font-size-complex="12pt" fo:background-color="#ffffff"/>
    </style:style>
    <style:style style:name="T9" style:family="text">
      <style:text-properties fo:color="#202124" style:font-name="Roboto" fo:font-size="11.5pt" style:font-name-asian="Roboto1" style:font-size-asian="11.5pt" style:font-name-complex="Roboto1" style:font-size-complex="11.5pt" fo:background-color="#ffffff"/>
    </style:style>
    <style:style style:name="T10" style:family="text">
      <style:text-properties fo:color="#202124" style:font-name="Roboto" style:font-name-asian="Roboto1" style:font-name-complex="Roboto1" fo:background-color="#ffffff"/>
    </style:style>
    <style:style style:name="T11" style:family="text">
      <style:text-properties fo:color="#888888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2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3" style:family="text">
      <style:text-properties fo:color="#ffffff" style:font-name="Consolas" fo:font-size="11.5pt" fo:background-color="#333333" loext:char-shading-value="0" style:font-name-asian="Consolas1" style:font-size-asian="11.5pt" style:font-name-complex="Consolas1" style:font-size-complex="11.5pt"/>
    </style:style>
    <style:style style:name="T14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5" style:family="text">
      <style:text-properties fo:color="#a2fca2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6" style:family="text">
      <style:text-properties fo:color="#a2fca2" style:font-name="Consolas" fo:font-size="11.5pt" fo:background-color="#333333" loext:char-shading-value="0" style:font-name-asian="Consolas1" style:font-size-asian="11.5pt" style:font-name-complex="Consolas1" style:font-size-complex="11.5pt"/>
    </style:style>
    <style:style style:name="T17" style:family="text">
      <style:text-properties fo:color="#d36363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8" style:family="text">
      <style:text-properties fo:color="#d36363" style:font-name="Consolas" fo:font-size="11.5pt" fo:background-color="#333333" loext:char-shading-value="0" style:font-name-asian="Consolas1" style:font-size-asian="11.5pt" style:font-name-complex="Consolas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n320o6s38cfk"/>DevNet - Lab #2</text:p>
      <text:p text:style-name="Title"><text:bookmark text:name="_5evxlvgq3c2r"/>Python 101</text:p>
      <text:p text:style-name="Standard"/>
      <text:list xml:id="list3919311886" text:style-name="WWNum1">
        <text:list-item>
          <text:p text:style-name="P5">IDLE -&gt; prefs -&gt; Theme -&gt; Dark &amp; font size <text:tab/>14-16</text:p>
        </text:list-item>
      </text:list>
      <text:p text:style-name="Standard"/>
      <text:list xml:id="list1094848812" text:style-name="WWNum3">
        <text:list-item>
          <text:p text:style-name="P6">How to install modules:</text:p>
        </text:list-item>
      </text:list>
      <text:p text:style-name="Standard">#pip3 install ncclient, xmltodict, netamiko, requests</text:p>
      <text:p text:style-name="Standard"/>
      <text:list xml:id="list1786235035" text:style-name="WWNum5">
        <text:list-item>
          <text:p text:style-name="P7">How to check if module is installed</text:p>
        </text:list-item>
      </text:list>
      <text:p text:style-name="Standard">#pip3 show, list &lt;requests, netamiko, xmltodict&gt;</text:p>
      <text:p text:style-name="Standard"/>
      <text:p text:style-name="Standard"/>
      <text:list xml:id="list220765874" text:style-name="WWNum4">
        <text:list-item>
          <text:p text:style-name="P8">How to run IDE:</text:p>
        </text:list-item>
      </text:list>
      <text:p text:style-name="Standard"/>
      <text:p text:style-name="Standard">#idle3 </text:p>
      <text:p text:style-name="Standard"/>
      <text:list xml:id="list1034254394" text:style-name="WWNum7">
        <text:list-item>
          <text:p text:style-name="P9">How to run console python:</text:p>
        </text:list-item>
      </text:list>
      <text:p text:style-name="Standard">#python3</text:p>
      <text:p text:style-name="Standard"/>
      <text:list xml:id="list1887865812" text:style-name="WWNum6">
        <text:list-item>
          <text:p text:style-name="P10">How to save changes in editor:</text:p>
        </text:list-item>
      </text:list>
      <text:p text:style-name="Standard">Command +S (ctrl + S on Win)</text:p>
      <text:p text:style-name="Standard"/>
      <text:list xml:id="list1599077283" text:style-name="WWNum2">
        <text:list-item>
          <text:p text:style-name="P11">How to Run .py script in IDLE’s Editor: </text:p>
        </text:list-item>
      </text:list>
      <text:p text:style-name="Standard">F5 </text:p>
      <text:p text:style-name="Standard"/>
      <text:p text:style-name="Heading_20_2"><text:bookmark text:name="_j1thtqnf6tbz"/><text:soft-page-break/>Math operations</text:p>
      <text:p text:style-name="Standard">Addition 2+2 </text:p>
      <text:p text:style-name="Standard">Substraction 2-1</text:p>
      <text:p text:style-name="Standard">Multiplication 2*2</text:p>
      <text:p text:style-name="Standard">Division 2/3</text:p>
      <text:p text:style-name="Standard">Power Of Order: 2**3</text:p>
      <text:p text:style-name="Standard">% - modulo - залишок від <text:s/>ділення націло двох чисел </text:p>
      <text:p text:style-name="Standard">2%2 =0</text:p>
      <text:p text:style-name="Standard">3%2 =1</text:p>
      <text:p text:style-name="P1"/>
      <text:p text:style-name="Heading_20_2"><text:bookmark text:name="_olli2wqvya20"/></text:p>
      <text:p text:style-name="P16"><text:bookmark text:name="_ezyb45b95gn2"/>Comparison operations</text:p>
      <text:p text:style-name="Standard"/>
      <text:p text:style-name="Standard">&gt; <text:s text:c="2"/>-&gt; <text:span text:style-name="T2">F</text:span>alse, <text:span text:style-name="T2">T</text:span>rue</text:p>
      <text:p text:style-name="Standard">&lt;</text:p>
      <text:p text:style-name="Standard">&gt;=</text:p>
      <text:p text:style-name="Standard">&lt;=</text:p>
      <text:p text:style-name="Standard">!= </text:p>
      <text:p text:style-name="Standard"/>
      <text:p text:style-name="Heading_20_2"><text:bookmark text:name="_2rgmahytzuhm"/>Types of vars, values</text:p>
      <text:p text:style-name="Standard"/>
      <text:p text:style-name="Standard">type(85) -&gt; int</text:p>
      <text:p text:style-name="Standard">Type (3.14) = float</text:p>
      <text:p text:style-name="Standard">type(“Hello”) -&gt; str</text:p>
      <text:p text:style-name="Standard">Type (<text:span text:style-name="T2">T</text:span>rue) -&gt; boolean</text:p>
      <text:p text:style-name="Standard">Type(<text:span text:style-name="T2">F</text:span>alse)</text:p>
      <text:p text:style-name="Standard">Type (1&gt;1) -&gt; boolean</text:p>
      <text:p text:style-name="Standard"/>
      <text:p text:style-name="Standard"/>
      <text:p text:style-name="Standard">String ops:</text:p>
      <text:p text:style-name="Standard">x=3</text:p>
      <text:p text:style-name="Standard">Str = “Cisco”</text:p>
      <text:p text:style-name="Standard">str*x = CsicoCiscoCisco</text:p>
      <text:p text:style-name="Standard"/>
      <text:p text:style-name="Heading_20_2"><text:bookmark text:name="_fq82axwyusdn"/>Format conversion:</text:p>
      <text:p text:style-name="Standard">str(num) -&gt; string</text:p>
      <text:p text:style-name="Standard">Floating point formatting for output 2 decimals</text:p>
      <text:p text:style-name="Standard"><text:soft-page-break/>print("{:.2f}".format(num))</text:p>
      <text:p text:style-name="Standard"/>
      <text:p text:style-name="Standard"/>
      <text:p text:style-name="Heading_20_2"><text:bookmark text:name="_2a1rsi4x17hr"/>Lists (mutable, [ ])</text:p>
      <text:p text:style-name="Standard"/>
      <text:p text:style-name="Standard"/>
      <text:p text:style-name="Standard"/>
      <text:p text:style-name="Standard"><text:span text:style-name="T4">type(["one", "two", "three"])</text:span></text:p>
      <text:p text:style-name="Standard"><text:span text:style-name="T4">&lt;class 'list'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fferences between Lists and Dictionaries (кортеж)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x2e7nl54ubon"/>List</text:p>
          </table:table-cell>
          <table:table-cell table:style-name="Table1.A1" office:value-type="string">
            <text:p text:style-name="P17"><text:bookmark text:name="_xvvz4no27gsw"/>Dictionary</text:p>
          </table:table-cell>
        </table:table-row>
        <table:table-row table:style-name="Table1.2">
          <table:table-cell table:style-name="Table1.A2" office:value-type="string">
            <text:p text:style-name="P17"><text:bookmark text:name="_obx8pqw3k5eg"/>List is a collection of index values pairs as that of array in c++.</text:p>
          </table:table-cell>
          <table:table-cell table:style-name="Table1.A2" office:value-type="string">
            <text:p text:style-name="P17"><text:bookmark text:name="_s9k1m3oqra5p"/>Dictionary is a hashed structure of <text:span text:style-name="T5">key and value</text:span> pairs.</text:p>
          </table:table-cell>
        </table:table-row>
        <table:table-row table:style-name="Table1.2">
          <table:table-cell table:style-name="Table1.A2" office:value-type="string">
            <text:p text:style-name="P17"><text:bookmark text:name="_u6ufwochbhj8"/>List is created by placing elements in <text:span text:style-name="T5">[ ]</text:span> separated by commas “, “</text:p>
          </table:table-cell>
          <table:table-cell table:style-name="Table1.A2" office:value-type="string">
            <text:p text:style-name="P17"><text:bookmark text:name="_y9wqn3fcmo35"/>Dictionary is created by placing elements in <text:span text:style-name="T5">{ }</text:span> as “key”:”value”, each key value pair is separated by commas “, “</text:p>
          </table:table-cell>
        </table:table-row>
        <table:table-row table:style-name="Table1.4">
          <table:table-cell table:style-name="Table1.A2" office:value-type="string">
            <text:p text:style-name="P17"><text:bookmark text:name="_83uoln70tfiv"/>The indices of list are integers starting from 0.</text:p>
          </table:table-cell>
          <table:table-cell table:style-name="Table1.A2" office:value-type="string">
            <text:p text:style-name="P17"><text:bookmark text:name="_9oy86ddhcucn"/>The keys of dictionary can be of any data type.</text:p>
          </table:table-cell>
        </table:table-row>
        <table:table-row table:style-name="Table1.4">
          <table:table-cell table:style-name="Table1.A2" office:value-type="string">
            <text:p text:style-name="P17"><text:bookmark text:name="_3vc68n9ryphp"/>The elements are accessed via indices.</text:p>
          </table:table-cell>
          <table:table-cell table:style-name="Table1.A2" office:value-type="string">
            <text:p text:style-name="P17"><text:bookmark text:name="_j0a5q4d2ya7z"/>The elements are accessed via key-values.</text:p>
          </table:table-cell>
        </table:table-row>
        <table:table-row table:style-name="Table1.4">
          <table:table-cell table:style-name="Table1.A2" office:value-type="string">
            <text:p text:style-name="P17"><text:bookmark text:name="_dex7a75heqif"/>The order of the elements entered are maintained.</text:p>
          </table:table-cell>
          <table:table-cell table:style-name="Table1.A2" office:value-type="string">
            <text:p text:style-name="P17"><text:bookmark text:name="_tjwt2y2kyd00"/>There is no guarantee for maintaining order.</text:p>
            <text:p text:style-name="P17"><text:bookmark text:name="_cxki7mvapw5e"/></text:p>
          </table:table-cell>
        </table:table-row>
      </table:table>
      <text:p text:style-name="Standard"/>
      <text:p text:style-name="Standard">Dictionaries</text:p>
      <text:p text:style-name="Standard"/>
      <text:p text:style-name="Standard"><text:span text:style-name="T6">type({"key1":"value1", "key2":"value2"})</text:span></text:p>
      <text:p text:style-name="Standard"><text:soft-page-break/><text:span text:style-name="T6">&lt;class 'dict'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">Tuples (Immutable ( )</text:span></text:p>
      <text:p text:style-name="P2"/>
      <text:p text:style-name="Standard"><text:span text:style-name="T7">Кортежи</text:span><text:span text:style-name="T8"> (tuple) в </text:span><text:span text:style-name="T7">Python</text:span><text:span text:style-name="T8"> – это те же списки за одним исключением. </text:span><text:span text:style-name="T7">Кортежи</text:span><text:span text:style-name="T8"> </text:span><text:span text:style-name="T3">неизменяемые (immutable) </text:span><text:span text:style-name="T8">структуры данных. Так же как списки они могут состоять из элементов разных типов, перечисленных через запятую. </text:span><text:span text:style-name="T7">Кортежи</text:span><text:span text:style-name="T8"> заключаются в круглые, а не квадратные скобки.</text:span></text:p>
      <text:p text:style-name="P3"/>
      <text:p text:style-name="P3"/>
      <text:p text:style-name="Standard"><text:span text:style-name="T8">type((1,2,3,4))</text:span></text:p>
      <text:p text:style-name="Standard"><text:span text:style-name="T8">&lt;class 'tuple'&gt;</text:span></text:p>
      <text:p text:style-name="P3"/>
      <text:p text:style-name="P3"/>
      <text:p text:style-name="P3"/>
      <text:p text:style-name="P3"/>
      <text:p text:style-name="P12"/>
      <text:p text:style-name="Standard"><text:span text:style-name="T8">Dictionary vs List tradeoff (Time)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T11"># Program to demonstrate</text:span><text:span text:style-name="T12"><text:line-break/></text:span><text:span text:style-name="T11"># space-time trade-off between</text:span><text:span text:style-name="T12"><text:line-break/></text:span><text:span text:style-name="T11"># dictionary and list</text:span><text:span text:style-name="T12"><text:line-break/><text:line-break/><text:line-break/></text:span><text:span text:style-name="T11"># To calculate the time</text:span><text:span text:style-name="T12"><text:line-break/></text:span><text:span text:style-name="T11"># difference</text:span><text:span text:style-name="T12"><text:line-break/></text:span><text:span text:style-name="T14">import</text:span><text:span text:style-name="T12"> time<text:line-break/><text:line-break/><text:line-break/></text:span><text:span text:style-name="T11"># Creating a dictionary</text:span><text:span text:style-name="T12"><text:line-break/>d ={</text:span><text:span text:style-name="T15">'john'</text:span><text:span text:style-name="T12">:</text:span><text:span text:style-name="T17">1</text:span><text:span text:style-name="T12">, </text:span><text:span text:style-name="T15">'alex'</text:span><text:span text:style-name="T12">:</text:span><text:span text:style-name="T17">2</text:span><text:span text:style-name="T12">}<text:line-break/><text:line-break/>x = time.time()<text:line-break/><text:line-break/></text:span><text:span text:style-name="T11"># Accessing elements</text:span><text:span text:style-name="T12"><text:line-break/>print(</text:span><text:span text:style-name="T15">"Accessing dictionary elements:"</text:span><text:span text:style-name="T12">)<text:line-break/></text:span><text:span text:style-name="T14">for</text:span><text:span text:style-name="T12"> key </text:span><text:span text:style-name="T14">in</text:span><text:span text:style-name="T12"> d:<text:line-break/><text:tab/>print(d[key], end=</text:span><text:span text:style-name="T15">" "</text:span><text:span text:style-name="T12">)<text:line-break/><text:line-break/>y = time.time()<text:line-break/>print(</text:span><text:span text:style-name="T15">"\nTime taken by dictionary:"</text:span><text:span text:style-name="T12">, y-x)<text:line-break/><text:line-break/></text:span><text:span text:style-name="T11"># Creating a List</text:span><text:span text:style-name="T12"><text:line-break/>c =[</text:span><text:span text:style-name="T17">1</text:span><text:span text:style-name="T12">, </text:span><text:span text:style-name="T17">2</text:span><text:span text:style-name="T12">]<text:line-break/><text:line-break/>x = time.time()<text:line-break/><text:line-break/>print(</text:span><text:span text:style-name="T15">"\nAccessing List elements:"</text:span><text:span text:style-name="T12">)<text:line-break/></text:span><text:span text:style-name="T14">for</text:span><text:span text:style-name="T12"> i </text:span><text:span text:style-name="T14">in</text:span><text:span text:style-name="T12"> c:<text:line-break/><text:tab/>print(i, end=</text:span><text:span text:style-name="T15">" "</text:span><text:span text:style-name="T12">)<text:line-break/><text:tab/><text:line-break/>y = time.time()<text:line-break/>print(</text:span><text:span text:style-name="T15">"\nTime taken by dictionary:"</text:span><text:span text:style-name="T12">, y-x)<text:line-break/><text:line-break/></text:span></text:p>
          </table:table-cell>
        </table:table-row>
      </table:table>
      <text:p text:style-name="P14"/>
      <text:p text:style-name="P14"/>
      <text:p text:style-name="P13"><text:span text:style-name="T8">Mesuring execution time with ‘time’</text:span></text:p>
      <text:p text:style-name="P13"><text:span text:style-name="T8">Time_beginning_of_operation = time,time()</text:span></text:p>
      <text:p text:style-name="P14"/>
      <text:p text:style-name="P13"><text:span text:style-name="T8">TIme_end_of_operation= time,time()</text:span></text:p>
      <text:p text:style-name="P14"/>
      <text:p text:style-name="P13"><text:span text:style-name="T8">Duration =TIme_end_of_operation - Time_beginning_of_operation</text:span></text:p>
      <text:p text:style-name="P14"/>
      <text:p text:style-name="P14"/>
      <text:p text:style-name="P13"><text:span text:style-name="T8">Or with </text:span><text:span text:style-name="T12">timei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span text:style-name="T13">code = </text:span><text:span text:style-name="T16">"""[4, 2, 3, 1, 5].sort()"""</text:span><text:span text:style-name="T13"><text:line-break/>execution_time = timeit.timeit(code, number=</text:span><text:span text:style-name="T18">1</text:span><text:span text:style-name="T13">)<text:line-break/>print(execution_time)</text:span></text:p>
          </table:table-cell>
        </table:table-row>
      </table:table>
      <text:p text:style-name="P4"><text:span text:style-name="T10">OUTPUT</text:span></text:p>
      <text:p text:style-name="P15"><text:span text:style-name="T9">1.4299992471933365e-05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6" meta:paragraph-count="78" meta:word-count="451" meta:character-count="2855" meta:non-whitespace-character-count="2461"/>
    <meta:generator>LibreOfficeDev/6.0.5.2$Linux_X86_64 LibreOffice_project/</meta:generator>
  </office:meta>
</office:document-meta>
</file>